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paragraph-rsid="00010741"/>
    </style:style>
    <style:style style:name="P4" style:family="paragraph" style:parent-style-name="Text_20_body">
      <style:text-properties officeooo:rsid="0005cf39" officeooo:paragraph-rsid="0005cf39"/>
    </style:style>
    <style:style style:name="P5" style:family="paragraph" style:parent-style-name="Text_20_body">
      <style:text-properties officeooo:rsid="0007826e" officeooo:paragraph-rsid="000971ef"/>
    </style:style>
    <style:style style:name="P6" style:family="paragraph" style:parent-style-name="Text_20_body">
      <style:text-properties officeooo:paragraph-rsid="000c1657"/>
    </style:style>
    <style:style style:name="P7" style:family="paragraph" style:parent-style-name="Text_20_body">
      <style:text-properties officeooo:rsid="0014591e" officeooo:paragraph-rsid="0014591e"/>
    </style:style>
    <style:style style:name="P8" style:family="paragraph" style:parent-style-name="Text_20_body">
      <style:text-properties officeooo:rsid="0016ab2f" officeooo:paragraph-rsid="0016ab2f"/>
    </style:style>
    <style:style style:name="P9" style:family="paragraph" style:parent-style-name="Text_20_body">
      <style:text-properties officeooo:rsid="00188dc8" officeooo:paragraph-rsid="00188dc8"/>
    </style:style>
    <style:style style:name="P10" style:family="paragraph" style:parent-style-name="Text_20_body">
      <style:text-properties officeooo:rsid="001b3ac4" officeooo:paragraph-rsid="001b3ac4"/>
    </style:style>
    <style:style style:name="P11" style:family="paragraph" style:parent-style-name="Text_20_body">
      <style:text-properties officeooo:rsid="0032b516" officeooo:paragraph-rsid="001ed03d"/>
    </style:style>
    <style:style style:name="P12" style:family="paragraph" style:parent-style-name="Text_20_body">
      <style:text-properties officeooo:rsid="0022158b" officeooo:paragraph-rsid="001ed03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2319db" officeooo:paragraph-rsid="001ed03d" style:font-weight-asian="bold" style:font-weight-complex="bold"/>
    </style:style>
    <style:style style:name="P15" style:family="paragraph" style:parent-style-name="Text_20_body">
      <style:text-properties fo:font-weight="bold" officeooo:rsid="0024ee91" officeooo:paragraph-rsid="001ed03d" style:font-weight-asian="bold" style:font-weight-complex="bold"/>
    </style:style>
    <style:style style:name="P16" style:family="paragraph" style:parent-style-name="Text_20_body">
      <style:text-properties fo:font-weight="normal" officeooo:rsid="002eb705" officeooo:paragraph-rsid="001ed03d" style:font-weight-asian="normal" style:font-weight-complex="normal"/>
    </style:style>
    <style:style style:name="P17" style:family="paragraph" style:parent-style-name="Text_20_body">
      <style:text-properties fo:font-weight="normal" officeooo:rsid="00275f34" officeooo:paragraph-rsid="001ed03d" style:font-weight-asian="normal" style:font-weight-complex="normal"/>
    </style:style>
    <style:style style:name="P18" style:family="paragraph" style:parent-style-name="Text_20_body">
      <style:text-properties fo:font-weight="normal" officeooo:rsid="002941cb" officeooo:paragraph-rsid="001ed03d" style:font-weight-asian="normal" style:font-weight-complex="normal"/>
    </style:style>
    <style:style style:name="P19" style:family="paragraph" style:parent-style-name="Text_20_body">
      <style:text-properties fo:font-weight="normal" officeooo:rsid="002fa80d" officeooo:paragraph-rsid="001ed03d" style:font-weight-asian="normal" style:font-weight-complex="normal"/>
    </style:style>
    <style:style style:name="P20" style:family="paragraph" style:parent-style-name="Text_20_body">
      <style:text-properties fo:font-weight="normal" officeooo:rsid="002aed99" officeooo:paragraph-rsid="001ed03d" style:font-weight-asian="normal" style:font-weight-complex="normal"/>
    </style:style>
    <style:style style:name="P21"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2" style:family="paragraph" style:parent-style-name="Text_20_body">
      <style:text-properties officeooo:paragraph-rsid="001ed03d"/>
    </style:style>
    <style:style style:name="P23" style:family="paragraph" style:parent-style-name="Text_20_body">
      <style:text-properties officeooo:rsid="00383bc0" officeooo:paragraph-rsid="001ed03d"/>
    </style:style>
    <style:style style:name="P24" style:family="paragraph" style:parent-style-name="Text_20_body">
      <style:text-properties fo:font-size="13pt" officeooo:rsid="003ec8d8" officeooo:paragraph-rsid="00204704" style:font-size-asian="13pt" style:font-size-complex="13pt"/>
    </style:style>
    <style:style style:name="P25" style:family="paragraph" style:parent-style-name="Text_20_body">
      <style:text-properties fo:font-size="13pt" officeooo:rsid="0022158b" officeooo:paragraph-rsid="00204704" style:font-size-asian="13pt" style:font-size-complex="13pt"/>
    </style:style>
    <style:style style:name="P26" style:family="paragraph" style:parent-style-name="Text_20_body">
      <style:text-properties officeooo:rsid="001762ce" officeooo:paragraph-rsid="00204704"/>
    </style:style>
    <style:style style:name="P27" style:family="paragraph" style:parent-style-name="Text_20_body" style:list-style-name="L2">
      <style:text-properties officeooo:rsid="001a5c77" officeooo:paragraph-rsid="00204704"/>
    </style:style>
    <style:style style:name="P28" style:family="paragraph" style:parent-style-name="Text_20_body" style:list-style-name="L2">
      <style:text-properties officeooo:rsid="0018d3a8" officeooo:paragraph-rsid="00204704"/>
    </style:style>
    <style:style style:name="P29" style:family="paragraph" style:parent-style-name="Text_20_body">
      <style:text-properties officeooo:rsid="00396ff6" officeooo:paragraph-rsid="00204704"/>
    </style:style>
    <style:style style:name="P30" style:family="paragraph" style:parent-style-name="Text_20_body">
      <style:text-properties officeooo:rsid="003ba20b" officeooo:paragraph-rsid="00204704"/>
    </style:style>
    <style:style style:name="P31" style:family="paragraph" style:parent-style-name="Text_20_body">
      <style:text-properties fo:font-style="italic" officeooo:paragraph-rsid="00207573" style:font-style-asian="italic" style:font-style-complex="italic"/>
    </style:style>
    <style:style style:name="P32" style:family="paragraph" style:parent-style-name="Text_20_body">
      <style:text-properties officeooo:paragraph-rsid="00207573"/>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2">
      <style:text-properties officeooo:paragraph-rsid="0010ba7e"/>
    </style:style>
    <style:style style:name="P35" style:family="paragraph" style:parent-style-name="Heading_20_2">
      <style:text-properties officeooo:paragraph-rsid="00127b13"/>
    </style:style>
    <style:style style:name="P36" style:family="paragraph" style:parent-style-name="Heading_20_2">
      <style:text-properties officeooo:rsid="00127b13" officeooo:paragraph-rsid="00127b13"/>
    </style:style>
    <style:style style:name="P37" style:family="paragraph" style:parent-style-name="Heading_20_2">
      <style:text-properties officeooo:rsid="001343ab" officeooo:paragraph-rsid="001343ab"/>
    </style:style>
    <style:style style:name="P38" style:family="paragraph" style:parent-style-name="Heading_20_2">
      <style:text-properties officeooo:rsid="001d1c2c" officeooo:paragraph-rsid="001d974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1">
      <style:text-properties officeooo:rsid="00010741" officeooo:paragraph-rsid="00010741"/>
    </style:style>
    <style:style style:name="P41" style:family="paragraph" style:parent-style-name="Heading_20_1"/>
    <style:style style:name="P42" style:family="paragraph" style:parent-style-name="Heading_20_1">
      <style:text-properties officeooo:rsid="000c1657" officeooo:paragraph-rsid="000c1657"/>
    </style:style>
    <style:style style:name="P43" style:family="paragraph" style:parent-style-name="Heading_20_1">
      <style:text-properties officeooo:paragraph-rsid="000c1657"/>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0c1657"/>
    </style:style>
    <style:style style:name="T5" style:family="text">
      <style:text-properties officeooo:rsid="0010ba7e"/>
    </style:style>
    <style:style style:name="T6" style:family="text">
      <style:text-properties officeooo:rsid="0015b533"/>
    </style:style>
    <style:style style:name="T7" style:family="text">
      <style:text-properties officeooo:rsid="001707de"/>
    </style:style>
    <style:style style:name="T8" style:family="text">
      <style:text-properties officeooo:rsid="0018cbec"/>
    </style:style>
    <style:style style:name="T9" style:family="text">
      <style:text-properties officeooo:rsid="001b698f"/>
    </style:style>
    <style:style style:name="T10" style:family="text">
      <style:text-properties officeooo:rsid="001d1c2c"/>
    </style:style>
    <style:style style:name="T11" style:family="text">
      <style:text-properties officeooo:rsid="001dd4cd"/>
    </style:style>
    <style:style style:name="T12" style:family="text">
      <style:text-properties officeooo:rsid="003329d0"/>
    </style:style>
    <style:style style:name="T13" style:family="text">
      <style:text-properties officeooo:rsid="002319db"/>
    </style:style>
    <style:style style:name="T14" style:family="text">
      <style:text-properties officeooo:rsid="002aed99"/>
    </style:style>
    <style:style style:name="T15" style:family="text">
      <style:text-properties fo:font-style="normal" style:font-style-asian="normal" style:font-style-complex="normal"/>
    </style:style>
    <style:style style:name="T16" style:family="text">
      <style:text-properties fo:font-style="normal" officeooo:rsid="0029c0e5" style:font-style-asian="normal" style:font-style-complex="normal"/>
    </style:style>
    <style:style style:name="T17" style:family="text">
      <style:text-properties officeooo:rsid="002a1b7f"/>
    </style:style>
    <style:style style:name="T18" style:family="text">
      <style:text-properties officeooo:rsid="0027a581"/>
    </style:style>
    <style:style style:name="T19" style:family="text">
      <style:text-properties officeooo:rsid="00267889"/>
    </style:style>
    <style:style style:name="T20" style:family="text">
      <style:text-properties fo:font-style="italic" style:font-style-asian="italic" style:font-style-complex="italic"/>
    </style:style>
    <style:style style:name="T21" style:family="text">
      <style:text-properties fo:font-style="italic" officeooo:rsid="001762ce" style:font-style-asian="italic" style:font-style-complex="italic"/>
    </style:style>
    <style:style style:name="T22" style:family="text">
      <style:text-properties officeooo:rsid="00315104"/>
    </style:style>
    <style:style style:name="T23" style:family="text">
      <style:text-properties fo:font-size="12pt" style:font-size-asian="12pt" style:font-size-complex="12pt"/>
    </style:style>
    <style:style style:name="T24" style:family="text">
      <style:text-properties fo:font-size="12pt" officeooo:rsid="0035e402" style:font-size-asian="12pt" style:font-size-complex="12pt"/>
    </style:style>
    <style:style style:name="T25" style:family="text">
      <style:text-properties fo:font-size="12pt" officeooo:rsid="0022158b" style:font-size-asian="12pt" style:font-size-complex="12pt"/>
    </style:style>
    <style:style style:name="T26" style:family="text">
      <style:text-properties officeooo:rsid="001a5c77"/>
    </style:style>
    <style:style style:name="T27" style:family="text">
      <style:text-properties officeooo:rsid="001ab7dd"/>
    </style:style>
    <style:style style:name="T28" style:family="text">
      <style:text-properties fo:font-size="13pt" style:font-size-asian="13pt" style:font-size-complex="13pt"/>
    </style:style>
    <style:style style:name="T29" style:family="text">
      <style:text-properties fo:font-size="13pt" officeooo:rsid="0022158b" style:font-size-asian="13pt" style:font-size-complex="13pt"/>
    </style:style>
    <style:style style:name="T30" style:family="text">
      <style:text-properties fo:font-size="13pt" officeooo:rsid="00407031" style:font-size-asian="13pt" style:font-size-complex="13pt"/>
    </style:style>
    <style:style style:name="T31" style:family="text">
      <style:text-properties fo:font-size="13pt" officeooo:rsid="00420c97" style:font-size-asian="13pt" style:font-size-complex="13pt"/>
    </style:style>
    <style:style style:name="T32" style:family="text">
      <style:text-properties fo:font-size="13pt" officeooo:rsid="003a425f" style:font-size-asian="13pt" style:font-size-complex="13pt"/>
    </style:style>
    <style:style style:name="T33" style:family="text">
      <style:text-properties fo:font-size="13pt" officeooo:rsid="003d8a9b" style:font-size-asian="13pt" style:font-size-complex="13pt"/>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size-asian="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34">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40" text:outline-level="1" text:is-list-header="true"><text:bookmark-start text:name="__RefHeading___Toc1056_1345261170"/>Abstract<text:bookmark-end text:name="__RefHeading___Toc1056_1345261170"/></text:h>
      <text:p text:style-name="P4">FIXME WRITE THIS LAST</text:p>
      <text:h text:style-name="P40" text:outline-level="1" text:is-list-header="true"><text:bookmark-start text:name="__RefHeading___Toc1058_1345261170"/>Key Words<text:bookmark-end text:name="__RefHeading___Toc1058_1345261170"/></text:h>
      <text:p text:style-name="P5"><text:span text:style-name="T2">Videog</text:span>ame, Content, Procedural, Cost, <text:span text:style-name="T3">Difficulty</text:span></text:p>
      <text:h text:style-name="P40"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text:a xlink:type="simple" xlink:href="#__RefHeading___Toc1054_1345261170" text:style-name="Index_20_Link" text:visited-style-name="Index_20_Link"><text:s/>Scope<text:tab/>1</text:a></text:p>
          <text:p text:style-name="P39"><text:a xlink:type="simple" xlink:href="#__RefHeading___Toc1056_1345261170" text:style-name="Index_20_Link" text:visited-style-name="Index_20_Link"><text:s/>Abstract<text:tab/>1</text:a></text:p>
          <text:p text:style-name="P39"><text:a xlink:type="simple" xlink:href="#__RefHeading___Toc1058_1345261170" text:style-name="Index_20_Link" text:visited-style-name="Index_20_Link"><text:s/>Key Words<text:tab/>1</text:a></text:p>
          <text:p text:style-name="P39"><text:a xlink:type="simple" xlink:href="#__RefHeading___Toc1060_1345261170" text:style-name="Index_20_Link" text:visited-style-name="Index_20_Link"><text:s/>Acknowledgements<text:tab/>1</text:a></text:p>
          <text:p text:style-name="P39"><text:a xlink:type="simple" xlink:href="#__RefHeading___Toc1062_1345261170" text:style-name="Index_20_Link" text:visited-style-name="Index_20_Link">1 Introduction<text:tab/>3</text:a></text:p>
          <text:p text:style-name="P33"><text:a xlink:type="simple" xlink:href="#__RefHeading___Toc1064_1345261170" text:style-name="Index_20_Link" text:visited-style-name="Index_20_Link">1.1Background Information<text:tab/>3</text:a></text:p>
          <text:p text:style-name="P33"><text:a xlink:type="simple" xlink:href="#__RefHeading___Toc2531_1345261170" text:style-name="Index_20_Link" text:visited-style-name="Index_20_Link">1.2Personal Interest<text:tab/>3</text:a></text:p>
          <text:p text:style-name="P33"><text:a xlink:type="simple" xlink:href="#__RefHeading___Toc2533_1345261170" text:style-name="Index_20_Link" text:visited-style-name="Index_20_Link">1.3Project Description<text:tab/>3</text:a></text:p>
          <text:p text:style-name="P33"><text:a xlink:type="simple" xlink:href="#__RefHeading___Toc2535_1345261170" text:style-name="Index_20_Link" text:visited-style-name="Index_20_Link">1.4Aims and Objectives<text:tab/>3</text:a></text:p>
          <text:p text:style-name="P33"><text:a xlink:type="simple" xlink:href="#__RefHeading___Toc2537_1345261170" text:style-name="Index_20_Link" text:visited-style-name="Index_20_Link">1.5Report outline<text:tab/>3</text:a></text:p>
          <text:p text:style-name="P39"><text:a xlink:type="simple" xlink:href="#__RefHeading___Toc2274_1345261170" text:style-name="Index_20_Link" text:visited-style-name="Index_20_Link">2 Requirements<text:tab/>4</text:a></text:p>
          <text:p text:style-name="P39"><text:a xlink:type="simple" xlink:href="#__RefHeading___Toc2276_1345261170" text:style-name="Index_20_Link" text:visited-style-name="Index_20_Link">3 Design<text:tab/>4</text:a></text:p>
          <text:p text:style-name="P39"><text:a xlink:type="simple" xlink:href="#__RefHeading___Toc2278_1345261170" text:style-name="Index_20_Link" text:visited-style-name="Index_20_Link">4 Implementation<text:tab/>4</text:a></text:p>
          <text:p text:style-name="P39"><text:a xlink:type="simple" xlink:href="#__RefHeading___Toc2280_1345261170" text:style-name="Index_20_Link" text:visited-style-name="Index_20_Link">5 Testing<text:tab/>4</text:a></text:p>
          <text:p text:style-name="P39"><text:a xlink:type="simple" xlink:href="#__RefHeading___Toc2282_1345261170" text:style-name="Index_20_Link" text:visited-style-name="Index_20_Link">6 Recommendations<text:tab/>4</text:a></text:p>
          <text:p text:style-name="P39"><text:a xlink:type="simple" xlink:href="#__RefHeading___Toc1066_1345261170" text:style-name="Index_20_Link" text:visited-style-name="Index_20_Link">7 Conclusion<text:tab/>4</text:a></text:p>
          <text:p text:style-name="P39"><text:a xlink:type="simple" xlink:href="#__RefHeading___Toc1068_1345261170" text:style-name="Index_20_Link" text:visited-style-name="Index_20_Link">8 References<text:tab/>4</text:a></text:p>
          <text:p text:style-name="P39"><text:a xlink:type="simple" xlink:href="#__RefHeading___Toc1070_1345261170" text:style-name="Index_20_Link" text:visited-style-name="Index_20_Link">9 Appendices<text:tab/>4</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text:soft-page-break/>Introduction<text:bookmark-end text:name="__RefHeading___Toc1062_1345261170"/></text:h>
      <text:h text:style-name="P36" text:outline-level="2"><text:bookmark-start text:name="__RefHeading___Toc1064_1345261170"/>Background Information<text:bookmark-end text:name="__RefHeading___Toc1064_1345261170"/></text:h>
      <text:p text:style-name="P7">The current landscape of the games industry is one that has been built upon year after year of technical improvement – with particular detail to graphical polish, <text:span text:style-name="T6">with an end result of hyper-realism as the end goal. This is particularly obvious with each new generation of video game consoles bringing a new baseline of acceptable detail.</text:span></text:p>
      <text:p text:style-name="P8">FIXME: add images showing the increase in detail – polys, lighting, etc.</text:p>
      <text:p text:style-name="P8">With the increased expectations from audiences of ever-increasing detail in the games that they play, it has resulted in a ballooning of budgets for games, despite the cost of games increasing slowly, and indeed being lower than in the early 1990s. <text:span text:style-name="T7">FIXME citations</text:span></text:p>
      <text:p text:style-name="P9"><office:annotation office:name="__Annotation__2309_1345261170"><dc:creator>Unknown Author</dc:creator><dc:date>2016-03-29T17:42:19.801000000</dc:date><text:p text:style-name="P44"><text:span text:style-name="T35">Messy, and too short/brief</text:span></text:p></office:annotation>The huge increase in size of budget has resulted in a large number of changes and developments in the industry, many of which are out of the scope of this report. The area of focus is on the <text:span text:style-name="T8">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36" text:outline-level="2"><text:bookmark-start text:name="__RefHeading___Toc2531_1345261170"/>Personal Interest<text:bookmark-end text:name="__RefHeading___Toc2531_1345261170"/></text:h>
      <text:p text:style-name="P10"><text:span text:style-name="T9">My</text:span> motivation <text:span text:style-name="T9">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chnical Research</text:h>
      <text:p text:style-name="P13">Existing Approaches</text:p>
      <text:p text:style-name="P12">For a short-term Undergraduate project, a suitable level of scope and ambition had to be arrived at, given the resources, time and technical knowledge that is available. <text:span text:style-name="T13">As such, existing approaches to solving the production cost were examined, and the best approaches most suitable for the project were focused upon.</text:span></text:p>
      <text:p text:style-name="P14">Deliberate 'Low-fi' <text:span text:style-name="T14">stylistic choices</text:span></text:p>
      <text:p text:style-name="P16">While photo-realism's appeal lies in the desire to replicate the real world and speaks for itself, many companies have found that a conscious approach to instead focus on <text:span text:style-name="T15">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21">The challenge with this is that strong aesthetics and theme require a stronger level of ability in the artistic and creative departments during concept phases of development, contrasting with photo-<text:soft-page-break/>realism which simply progresses rote techniques to chase the real world, a far more objectively measurable goal.</text:p>
      <text:p text:style-name="P14"><text:span text:style-name="T17">C</text:span>ontent <text:span text:style-name="T17">recycling</text:span></text:p>
      <text:p text:style-name="P17">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8">relevant to the original project vision.</text:span></text:p>
      <text:p text:style-name="P14">User-generated content and Sandbox <text:span text:style-name="T19">Systems</text:span></text:p>
      <text:p text:style-name="P18">Many games, most famously the recent cultural smash-hit <text:span text:style-name="T20">Minecraft </text:span><text:span text:style-name="T15">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8"><text:span text:style-name="T15">The downside to this approach is </text:span><text:span text:style-name="T16">that it is only suitable to games that work as sandboxes – games with tightly controlled pacing, or strong narratives are at odds with empowering the player creating their own path.</text:span></text:p>
      <text:p text:style-name="P14">Procedural content</text:p>
      <text:p text:style-name="P19">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9">There are issues however – it is not suited to all genres of game, particularly those where tight control over the experience is needed for narrative reasons, similarly to the sandbox issues noted 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5">Consciously lowered budget (and subsequent lower price to customer)</text:p>
      <text:p text:style-name="P20">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2"><text:soft-page-break/></text:p>
      <text:p text:style-name="P22">For <text:span text:style-name="T22">this project, particular interest was garnered in procedural content generation, as well as using a low-fi aesthetic to further make the project possible for a single person inside the limit of the university year.</text:span></text:p>
      <text:p text:style-name="P11">Procedural content has become a little more common recently, but it has largely been inside the realms of 2D platforming or RPG games. This project will try to implement similar characteristics in a common blockbuster game genre – racing games. <text:span text:style-name="T12">One such attempt of this was found in a PhD project, already displaying several quality which this project hopes to pursue, but also lacking in other areas which are felt to be important components of succeeding.</text:span></text:p>
      <text:h text:style-name="Heading_20_2" text:outline-level="2">Technical Implementation</text:h>
      <text:p text:style-name="P22"><text:span text:style-name="T36"><office:annotation office:name="__Annotation__2565_1345261170"><dc:creator>Unknown Author</dc:creator><dc:date>2016-03-29T18:54:04.815000000</dc:date><text:p text:style-name="P44"><text:span text:style-name="T35">Need to expand on this way more, including saying what unreal gives me and what it does not.</text:span></text:p></office:annotation></text:span><text:span text:style-name="T25">T</text:span><text:span text:style-name="T24">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23"><text:span text:style-name="T24">F</text:span><text:span text:style-name="T23">or this reason, this project will be built using the Unreal Engine – the industry standard technology used by companies all over the world.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h text:style-name="P38" text:outline-level="2">Project Description</text:h>
      <text:p text:style-name="P32"><office:annotation office:name="__Annotation__2581_1345261170"><dc:creator>Unknown Author</dc:creator><dc:date>2016-03-29T18:59:21.116000000</dc:date><text:p text:style-name="P44"><text:span text:style-name="T35">Not sure if I need this section?</text:span></text:p></office:annotation>The initial description of the project was the following abstract:</text:p>
      <text:p text:style-name="P31">“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32">Which led to the finalised project statement:</text:p>
      <text:p text:style-name="P32"><text:soft-page-break/><text:span text:style-name="T21">“T</text:span><text:span text:style-name="T20">o explore the relationship between procedural content generation and dynamic difficulty in video games.”</text:span><office:annotation-end office:name="__Annotation__2581_1345261170"/></text:p>
      <text:h text:style-name="P35" text:outline-level="2"><text:bookmark-start text:name="__RefHeading___Toc2535_1345261170"/><text:span text:style-name="T5">Aims and Objectives</text:span><text:bookmark-end text:name="__RefHeading___Toc2535_1345261170"/></text:h>
      <text:p text:style-name="P26">The initial project description was refined and distilled down into the following core requirements for the project:</text:p>
      <text:list xml:id="list2179514540680165034" text:style-name="L2">
        <text:list-item>
          <text:p text:style-name="P27">The game will be a futuristic racing game with abstract and minimal visuals</text:p>
        </text:list-item>
        <text:list-item>
          <text:p text:style-name="P27">The game will focus on singleplayer gameplay goals</text:p>
        </text:list-item>
        <text:list-item>
          <text:p text:style-name="P28">The track will be <text:span text:style-name="T26">procedurally </text:span>generated <text:span text:style-name="T27">chunk by chunk</text:span></text:p>
        </text:list-item>
        <text:list-item>
          <text:p text:style-name="P28">The performance of the player will be analysed to influence the track shape and difficulty</text:p>
        </text:list-item>
      </text:list>
      <text:p text:style-name="P25"/>
      <text:p text:style-name="P29"><text:span text:style-name="T29">T</text:span><text:span text:style-name="T28">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30">It also allows for more focus on the main interest of the</text:span><text:span text:style-name="T31"> </text:span><text:span text:style-name="T30">procedural content.</text:span></text:p>
      <text:p text:style-name="P29"><text:span text:style-name="T28">While multiplayer is common in racing games, the scope of the procedural generation makes for enough of a project without involving networking or player interaction which are another layer of complexity better suited to a longer </text:span><text:span text:style-name="T32">or subsequent project.</text:span></text:p>
      <text:p text:style-name="P30"><text:span text:style-name="T32">A</text:span><text:span text:style-name="T28">s the track is generated as the game is played, it will be created in chunks, possibly using spline curves to control the transform of each turn and straight of the track. This also allows for an </text:span><text:span text:style-name="T33">'</text:span><text:span text:style-name="T28">infinite track</text:span><text:span text:style-name="T33">'</text:span><text:span text:style-name="T28"> style of mode.</text:span></text:p>
      <text:p text:style-name="P24">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h text:style-name="P37" text:outline-level="2"><text:bookmark-start text:name="__RefHeading___Toc2537_1345261170"/>Report outline<text:bookmark-end text:name="__RefHeading___Toc2537_1345261170"/></text:h>
      <text:h text:style-name="P34" text:outline-level="2" text:is-list-header="true"/>
      <text:p text:style-name="P6"/>
      <text:h text:style-name="P42" text:outline-level="1"><text:bookmark-start text:name="__RefHeading___Toc2274_1345261170"/><text:soft-page-break/>Requirements<text:bookmark-end text:name="__RefHeading___Toc2274_1345261170"/></text:h>
      <text:h text:style-name="P42" text:outline-level="1"><text:bookmark-start text:name="__RefHeading___Toc2276_1345261170"/>Design<text:bookmark-end text:name="__RefHeading___Toc2276_1345261170"/></text:h>
      <text:h text:style-name="P42" text:outline-level="1"><text:bookmark-start text:name="__RefHeading___Toc2278_1345261170"/>Implementation<text:bookmark-end text:name="__RefHeading___Toc2278_1345261170"/></text:h>
      <text:h text:style-name="P42" text:outline-level="1"><text:bookmark-start text:name="__RefHeading___Toc2280_1345261170"/>Testing<text:bookmark-end text:name="__RefHeading___Toc2280_1345261170"/></text:h>
      <text:h text:style-name="P43" text:outline-level="1"><text:bookmark-start text:name="__RefHeading___Toc2282_1345261170"/><text:span text:style-name="T4">Recommendations</text:span><text:bookmark-end text:name="__RefHeading___Toc2282_1345261170"/></text:h>
      <text:h text:style-name="P40" text:outline-level="1"><text:bookmark-start text:name="__RefHeading___Toc1066_1345261170"/>Conclusion<text:bookmark-end text:name="__RefHeading___Toc1066_1345261170"/></text:h>
      <text:h text:style-name="P40" text:outline-level="1"><text:bookmark-start text:name="__RefHeading___Toc1068_1345261170"/>References<text:bookmark-end text:name="__RefHeading___Toc1068_1345261170"/></text:h>
      <text:h text:style-name="P40"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3-29T18:59:24.459000000</dc:date>
    <meta:editing-duration>PT4H9M3S</meta:editing-duration>
    <meta:editing-cycles>36</meta:editing-cycles>
    <meta:generator>LibreOffice/5.1.0.3$Windows_x86 LibreOffice_project/5e3e00a007d9b3b6efb6797a8b8e57b51ab1f737</meta:generator>
    <meta:document-statistic meta:table-count="0" meta:image-count="0" meta:object-count="0" meta:page-count="7" meta:paragraph-count="79" meta:word-count="1954" meta:character-count="12113" meta:non-whitespace-character-count="10237"/>
  </office:meta>
</office:document-meta>
</file>